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Roman 10" svg:font-family="'LM Roman 10'" style:font-pitch="variable"/>
    <style:font-face style:name="LM Roman Slanted 10" svg:font-family="'LM Roman Slanted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9.95mm" table:align="left"/>
    </style:style>
    <style:style style:name="Table1.A" style:family="table-column">
      <style:table-column-properties style:column-width="31.34mm"/>
    </style:style>
    <style:style style:name="Table1.B" style:family="table-column">
      <style:table-column-properties style:column-width="138.61mm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M Roman 10" fo:language="es" fo:country="ES" officeooo:rsid="00053908" officeooo:paragraph-rsid="00053908"/>
    </style:style>
    <style:style style:name="P2" style:family="paragraph" style:parent-style-name="Table_20_Contents">
      <style:text-properties style:font-name="LM Roman 10" fo:language="es" fo:country="ES" officeooo:rsid="00053908" officeooo:paragraph-rsid="00053908"/>
    </style:style>
    <style:style style:name="P3" style:family="paragraph" style:parent-style-name="Table_20_Contents">
      <style:paragraph-properties fo:text-align="center" style:justify-single-word="false"/>
      <style:text-properties style:font-name="LM Roman Slanted 10" fo:language="es" fo:country="ES" fo:font-weight="bold" officeooo:rsid="00053908" officeooo:paragraph-rsid="00053908" style:font-weight-asian="bold" style:font-weight-complex="bold"/>
    </style:style>
    <style:style style:name="P4" style:family="paragraph">
      <style:paragraph-properties fo:text-align="center"/>
    </style:style>
    <style:style style:name="T1" style:family="text">
      <style:text-properties officeooo:rsid="0005e73a"/>
    </style:style>
    <style:style style:name="T2" style:family="text">
      <style:text-properties officeooo:rsid="0006b0eb"/>
    </style:style>
    <style:style style:name="T3" style:family="text">
      <style:text-properties officeooo:rsid="0006c357"/>
    </style:style>
    <style:style style:name="T4" style:family="text">
      <style:text-properties officeooo:rsid="0008655d"/>
    </style:style>
    <style:style style:name="gr1" style:family="graphic">
      <style:graphic-properties svg:stroke-width="0.81mm" draw:marker-start-width="4.74mm" draw:marker-end="Arrow_20_concave" draw:marker-end-width="4.74mm" draw:textarea-horizontal-align="center" draw:textarea-vertical-align="middle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81mm" svg:stroke-color="#ff0000" draw:marker-start-width="4.74mm" draw:marker-end="Arrow_20_concave" draw:marker-end-width="4.74mm" draw:textarea-horizontal-align="center" draw:textarea-vertical-align="middle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81mm" svg:stroke-color="#00cc00" draw:marker-start-width="4.74mm" draw:marker-end="Arrow_20_concave" draw:marker-end-width="4.74mm" draw:textarea-horizontal-align="center" draw:textarea-vertical-align="middle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">Conceptos de Solución Propuestos</text:p>
          </table:table-cell>
          <table:covered-table-cell/>
        </table:table-row>
        <table:table-row>
          <table:table-cell table:style-name="Table1.A2" office:value-type="string">
            <text:p text:style-name="P1">Opción 1</text:p>
            <text:p text:style-name="P1"><draw:line text:anchor-type="paragraph" draw:z-index="0" draw:name="Shape1" draw:style-name="gr1" draw:text-style-name="P4" svg:x1="8.34mm" svg:y1="3.32mm" svg:x2="22.26mm" svg:y2="3.43mm"><text:p/></draw:line></text:p>
          </table:table-cell>
          <table:table-cell table:style-name="Table1.B2" office:value-type="string">
            <text:p text:style-name="P2">Se posiciona el dispositivo en un case de plástico situado en el panel frontal del auto. Este case se sujetará por medio de un <text:span text:style-name="T3">sujetador mecánico</text:span>, para asegurar que no exista movimiento relativo entre el case y el vehículo. <text:span text:style-name="T3">En el panel frontal se tiene una suficiente cobertura para las antenas de GPS y GPRS.</text:span></text:p>
          </table:table-cell>
        </table:table-row>
        <table:table-row>
          <table:table-cell table:style-name="Table1.A2" office:value-type="string">
            <text:p text:style-name="P1">Opción 2</text:p>
            <text:p text:style-name="P1"><draw:line text:anchor-type="paragraph" draw:z-index="2" draw:name="Shape1" draw:style-name="gr3" draw:text-style-name="P4" svg:x1="9.15mm" svg:y1="2.82mm" svg:x2="23.07mm" svg:y2="2.93mm"><text:p/></draw:line></text:p>
          </table:table-cell>
          <table:table-cell table:style-name="Table1.B2" office:value-type="string">
            <text:p text:style-name="P2">Se posiciona el dispositivo en un case de plástico situado en el techo del vehículo. Este case se sujetará siendo atornillado a sujetador que posee una base magnética que asegura su inmovilidad. Además esta solución es genial ya que permite que la<text:span text:style-name="T2">s</text:span> antena<text:span text:style-name="T2">s</text:span> del GPS <text:span text:style-name="T2">y GPRS </text:span>este<text:span text:style-name="T2">n</text:span> en una óptima posición.</text:p>
          </table:table-cell>
        </table:table-row>
        <table:table-row>
          <table:table-cell table:style-name="Table1.A2" office:value-type="string">
            <text:p text:style-name="P1">Opción 3</text:p>
            <text:p text:style-name="P1"><draw:line text:anchor-type="paragraph" draw:z-index="1" draw:name="Shape1" draw:style-name="gr2" draw:text-style-name="P4" svg:x1="9.44mm" svg:y1="2.82mm" svg:x2="23.36mm" svg:y2="2.93mm"><text:p/></draw:line></text:p>
          </table:table-cell>
          <table:table-cell table:style-name="Table1.B2" office:value-type="string">
            <text:p text:style-name="P2">Se posiciona el dispositivo <text:span text:style-name="T4">en el panel frontal del auto. Como en este caso el dispositivo es un smartphone, este será sujetado por un sujetador de smartphone como el de la opción 1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Roman 10" svg:font-family="'LM Roman 10'" style:font-pitch="variable"/>
    <style:font-face style:name="LM Roman Slanted 10" svg:font-family="'LM Roman Slanted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4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3:33:10.744378445</meta:creation-date>
    <dc:date>2018-09-25T07:57:05.235112019</dc:date>
    <meta:editing-duration>PT12M18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1" meta:paragraph-count="7" meta:word-count="150" meta:character-count="848" meta:non-whitespace-character-count="705"/>
  </office:meta>
</office:document-meta>
</file>